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oiceFieldPar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oiceFieldPart.isGenerated( Map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ctory.newPart( String fieldName , String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oiceFieldPart.write( StringBuffer sb , Map para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actory.get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oiceFieldPart.ChoiceFieldPart( String fieldName , String choices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